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>
      <style:text-properties officeooo:rsid="000dbad6" officeooo:paragraph-rsid="000dbad6"/>
    </style:style>
    <style:style style:name="P5" style:family="paragraph" style:parent-style-name="Text_20_body" style:list-style-name="L1">
      <style:text-properties officeooo:rsid="000dbad6" officeooo:paragraph-rsid="000dbad6"/>
    </style:style>
    <style:style style:name="P6" style:family="paragraph" style:parent-style-name="Text_20_body" style:list-style-name="L1">
      <style:text-properties officeooo:rsid="000c4d51" officeooo:paragraph-rsid="000dbad6"/>
    </style:style>
    <style:style style:name="P7" style:family="paragraph" style:parent-style-name="Text_20_body" style:list-style-name="L1">
      <style:text-properties officeooo:rsid="000e59d6" officeooo:paragraph-rsid="000dbad6"/>
    </style:style>
    <style:style style:name="P8" style:family="paragraph" style:parent-style-name="Text_20_body" style:list-style-name="L1">
      <style:text-properties officeooo:rsid="00101538" officeooo:paragraph-rsid="00116485"/>
    </style:style>
    <style:style style:name="P9" style:family="paragraph" style:parent-style-name="Text_20_body" style:list-style-name="L1">
      <style:text-properties officeooo:rsid="000e7d3c" officeooo:paragraph-rsid="000e7d3c"/>
    </style:style>
    <style:style style:name="T1" style:family="text">
      <style:text-properties officeooo:rsid="000dbad6"/>
    </style:style>
    <style:style style:name="T2" style:family="text">
      <style:text-properties officeooo:rsid="000e59d6"/>
    </style:style>
    <style:style style:name="T3" style:family="text">
      <style:text-properties officeooo:rsid="0010c942"/>
    </style:style>
    <style:style style:name="T4" style:family="text">
      <style:text-properties officeooo:rsid="001e1ed6"/>
    </style:style>
    <style:style style:name="T5" style:family="text">
      <style:text-properties officeooo:rsid="00101538"/>
    </style:style>
    <style:style style:name="T6" style:family="text">
      <style:text-properties officeooo:rsid="0010ad9c"/>
    </style:style>
    <style:style style:name="T7" style:family="text">
      <style:text-properties officeooo:rsid="001164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Controllo lista del personale dell'asil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Arianna Greco : Insegnat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9707100" text:style-name="L1">
              <text:list-item>
                <text:p text:style-name="P5">Arianna è un insegnante d'asilo.<text:span text:style-name="T6"> Farà parte del corpo degli insegnati dell'asilo,e quindi per sentirsi preparata,vuole controllare , con quali colleghi dovrà affrontare l'anno corrente</text:span></text:p>
              </text:list-item>
              <text:list-item>
                <text:p text:style-name="P6"><text:span text:style-name="T1">Arianna </text:span><text:span text:style-name="T2"><text:s/>accende il </text:span><text:span text:style-name="T3">PC.</text:span></text:p>
              </text:list-item>
              <text:list-item>
                <text:p text:style-name="P7">Si connette alla rete.</text:p>
              </text:list-item>
              <text:list-item>
                <text:p text:style-name="P7">Accede al sito dell'Asilo Mazzetti.</text:p>
              </text:list-item>
              <text:list-item>
                <text:p text:style-name="P6"><text:span text:style-name="T2">Effettua l'autenticazione, </text:span><text:span text:style-name="T4">venendo riconosciut</text:span><text:span text:style-name="T7">a</text:span><text:span text:style-name="T4"> come </text:span><text:span text:style-name="T1">insegnante</text:span><text:span text:style-name="T2">.</text:span></text:p>
              </text:list-item>
              <text:list-item>
                <text:p text:style-name="P6"><text:span text:style-name="T2">Sceglie l'area del sito, </text:span><text:span text:style-name="T5">dove è possibile controllare lo staff dell'asilo.</text:span></text:p>
              </text:list-item>
              <text:list-item>
                <text:p text:style-name="P6"><text:span text:style-name="T5">Accede alla lista de</text:span><text:span text:style-name="T1">gli</text:span><text:span text:style-name="T5"> “</text:span><text:span text:style-name="T1">insegnanti</text:span><text:span text:style-name="T5">”</text:span><text:span text:style-name="T2"> .</text:span></text:p>
              </text:list-item>
              <text:list-item>
                <text:p text:style-name="P8">Scorre la lista fino a trovare <text:s/><text:span text:style-name="T7">il suo record (composta da nome, cognome, giorno assunzione, classe d'appartenenza)quindi la classe assegnatagli</text:span>.</text:p>
              </text:list-item>
              <text:list-item>
                <text:p text:style-name="P8"><text:span text:style-name="T7">Scorre la lista una seconda volta e cerca tutti i suoi colleghi </text:span></text:p>
              </text:list-item>
              <text:list-item>
                <text:p text:style-name="P5">Trova l'informazione di cui aveva bisogno.</text:p>
              </text:list-item>
              <text:list-item>
                <text:p text:style-name="P9">Chiude la lista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17:20</meta:creation-date>
    <meta:editing-duration>PT8M22S</meta:editing-duration>
    <meta:editing-cycles>5</meta:editing-cycles>
    <meta:generator>LibreOffice/3.6$Windows_x86 LibreOffice_project/da8c1e6-fd468f4-454e206-f42a4a9-143cfd</meta:generator>
    <dc:date>2012-10-18T10:42:25.69</dc:date>
    <meta:document-statistic meta:table-count="1" meta:image-count="0" meta:object-count="0" meta:page-count="1" meta:paragraph-count="16" meta:word-count="131" meta:character-count="861" meta:non-whitespace-character-count="753"/>
  </office:meta>
</office:document-meta>
</file>